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9e9b" officeooo:paragraph-rsid="001f9e9b" style:font-weight-asian="bold" style:font-weight-complex="bold"/>
    </style:style>
    <style:style style:name="P2" style:family="paragraph" style:parent-style-name="Standard">
      <style:text-properties fo:font-weight="bold" officeooo:rsid="001f9e9b" officeooo:paragraph-rsid="002229be" style:font-weight-asian="bold" style:font-weight-complex="bold"/>
    </style:style>
    <style:style style:name="P3" style:family="paragraph" style:parent-style-name="Standard">
      <style:text-properties fo:font-weight="bold" officeooo:rsid="001f9e9b" officeooo:paragraph-rsid="00286af5" style:font-weight-asian="bold" style:font-weight-complex="bold"/>
    </style:style>
    <style:style style:name="P4" style:family="paragraph" style:parent-style-name="Standard">
      <style:text-properties fo:font-weight="bold" officeooo:rsid="002035a2" officeooo:paragraph-rsid="002035a2" style:font-weight-asian="bold" style:font-weight-complex="bold"/>
    </style:style>
    <style:style style:name="P5" style:family="paragraph" style:parent-style-name="Standard">
      <style:text-properties fo:font-weight="bold" officeooo:rsid="002035a2" officeooo:paragraph-rsid="002229be" style:font-weight-asian="bold" style:font-weight-complex="bold"/>
    </style:style>
    <style:style style:name="P6" style:family="paragraph" style:parent-style-name="Standard">
      <style:text-properties fo:font-weight="bold" officeooo:rsid="002035a2" officeooo:paragraph-rsid="00286af5" style:font-weight-asian="bold" style:font-weight-complex="bold"/>
    </style:style>
    <style:style style:name="P7" style:family="paragraph" style:parent-style-name="Standard">
      <style:text-properties fo:font-weight="bold" officeooo:rsid="002229be" officeooo:paragraph-rsid="002229be" style:font-weight-asian="bold" style:font-weight-complex="bold"/>
    </style:style>
    <style:style style:name="P8" style:family="paragraph" style:parent-style-name="Standard">
      <style:text-properties fo:font-weight="bold" officeooo:rsid="002229be" officeooo:paragraph-rsid="00286af5" style:font-weight-asian="bold" style:font-weight-complex="bold"/>
    </style:style>
    <style:style style:name="P9" style:family="paragraph" style:parent-style-name="Standard">
      <style:text-properties fo:font-weight="normal" officeooo:rsid="002035a2" officeooo:paragraph-rsid="002035a2" style:font-weight-asian="normal" style:font-weight-complex="normal"/>
    </style:style>
    <style:style style:name="P10" style:family="paragraph" style:parent-style-name="Standard">
      <style:text-properties fo:font-weight="normal" officeooo:rsid="002035a2" officeooo:paragraph-rsid="002229be" style:font-weight-asian="normal" style:font-weight-complex="normal"/>
    </style:style>
    <style:style style:name="P11" style:family="paragraph" style:parent-style-name="Standard">
      <style:text-properties fo:font-weight="normal" officeooo:rsid="002035a2" officeooo:paragraph-rsid="00286af5" style:font-weight-asian="normal" style:font-weight-complex="normal"/>
    </style:style>
    <style:style style:name="P12" style:family="paragraph" style:parent-style-name="Standard">
      <style:text-properties fo:font-weight="normal" officeooo:rsid="002229be" officeooo:paragraph-rsid="002229be" style:font-weight-asian="normal" style:font-weight-complex="normal"/>
    </style:style>
    <style:style style:name="P13" style:family="paragraph" style:parent-style-name="Standard">
      <style:text-properties officeooo:paragraph-rsid="002229be"/>
    </style:style>
    <style:style style:name="P14" style:family="paragraph" style:parent-style-name="Standard">
      <style:text-properties officeooo:paragraph-rsid="00286af5"/>
    </style:style>
    <style:style style:name="P15" style:family="paragraph" style:parent-style-name="Standard">
      <style:paragraph-properties fo:break-before="page"/>
      <style:text-properties fo:font-weight="bold" officeooo:rsid="001f9e9b" officeooo:paragraph-rsid="002229be" style:font-weight-asian="bold" style:font-weight-complex="bold"/>
    </style:style>
    <style:style style:name="P16" style:family="paragraph" style:parent-style-name="Standard">
      <style:paragraph-properties fo:break-before="page"/>
      <style:text-properties fo:font-weight="bold" officeooo:rsid="001f9e9b" officeooo:paragraph-rsid="00286af5" style:font-weight-asian="bold" style:font-weight-complex="bold"/>
    </style:style>
    <style:style style:name="P17" style:family="paragraph" style:parent-style-name="Standard">
      <style:text-properties officeooo:paragraph-rsid="00288f02"/>
    </style:style>
    <style:style style:name="P18" style:family="paragraph" style:parent-style-name="Standard">
      <style:text-properties fo:font-weight="bold" officeooo:rsid="002afd9e" officeooo:paragraph-rsid="002afd9e" style:font-weight-asian="bold" style:font-weight-complex="bold"/>
    </style:style>
    <style:style style:name="P19" style:family="paragraph" style:parent-style-name="Standard">
      <style:text-properties officeooo:paragraph-rsid="002afd9e"/>
    </style:style>
    <style:style style:name="P20" style:family="paragraph" style:parent-style-name="Standard">
      <style:text-properties officeooo:rsid="002c7ad2" officeooo:paragraph-rsid="002c7ad2"/>
    </style:style>
    <style:style style:name="P21" style:family="paragraph" style:parent-style-name="Standard">
      <style:paragraph-properties fo:break-before="page"/>
      <style:text-properties officeooo:paragraph-rsid="002afd9e"/>
    </style:style>
    <style:style style:name="T1" style:family="text">
      <style:text-properties officeooo:rsid="001ed071"/>
    </style:style>
    <style:style style:name="T2" style:family="text">
      <style:text-properties officeooo:rsid="001f9e9b"/>
    </style:style>
    <style:style style:name="T3" style:family="text">
      <style:text-properties officeooo:rsid="0023834e"/>
    </style:style>
    <style:style style:name="T4" style:family="text">
      <style:text-properties fo:font-style="normal" style:font-style-asian="normal" style:font-style-complex="normal"/>
    </style:style>
    <style:style style:name="T5" style:family="text">
      <style:text-properties fo:font-style="normal" officeooo:rsid="002229be" style:font-style-asian="normal" style:font-style-complex="normal"/>
    </style:style>
    <style:style style:name="T6" style:family="text">
      <style:text-properties fo:font-style="normal" officeooo:rsid="002c7ad2"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229be" style:font-style-asian="normal" style:font-weight-asian="normal" style:font-style-complex="normal" style:font-weight-complex="normal"/>
    </style:style>
    <style:style style:name="T9" style:family="text">
      <style:text-properties fo:font-style="normal" fo:font-weight="normal" officeooo:rsid="00288f02"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2229be" style:font-style-asian="normal" style:font-weight-asian="bold" style:font-style-complex="normal" style:font-weight-complex="bold"/>
    </style:style>
    <style:style style:name="T12" style:family="text">
      <style:text-properties fo:font-style="normal" fo:font-weight="bold" officeooo:rsid="002afd9e" style:font-style-asian="normal" style:font-weight-asian="bold" style:font-style-complex="normal" style:font-weight-complex="bold"/>
    </style:style>
    <style:style style:name="T13" style:family="text">
      <style:text-properties fo:font-style="normal" fo:font-weight="bold" officeooo:rsid="002c7ad2" style:font-style-asian="normal" style:font-weight-asian="bold" style:font-style-complex="normal" style:font-weight-complex="bold"/>
    </style:style>
    <style:style style:name="T14" style:family="text">
      <style:text-properties officeooo:rsid="002c7a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Standard">(((((((((((((((<text:span text:style-name="T1">(</text:span>(motion[Title/Abstract]) OR motions[Title/Abstract]) OR “Articular range of motion”[Title/Abstract]) OR “joint range of motion”[Title/Abstract]) OR “joint flexibility”[Title/Abstract]) OR “range of motion”[Title/Abstract]) OR “range of movement”[Title/Abstract]) OR “articular arthrometry”[Title/Abstract]) OR “articular goniometry”[Title/Abstract]) OR movement[Title/Abstract]) OR movements[Title/Abstract]) OR kinesis[Title/Abstract]) OR kineses[Title/Abstract]) OR kinematics[Title/Abstract]) OR “scapular kinematics”[Title/Abstract]) OR “scapulothoracic kinematics”[Title/Abstract])<text:span text:style-name="T1">)</text:span> OR ((((<text:span text:style-name="T2">((</text:span>“motion”[MeSH Terms]<text:span text:style-name="T2">)</text:span> OR“range of motion, articular”[MeSH Terms]) OR “arthrometry, articular”[MeSH Terms]) OR “movement”[MeSH Terms]) OR “kinesis”[MeSH Terms]))</text:p>
      <text:p text:style-name="Standard"/>
      <text:p text:style-name="P1">#2</text:p>
      <text:p text:style-name="Standard">((“scapula”[MeSH] OR “scapulothoracic”[Tiab] OR “scapulohumeral”[Tiab] OR “scapula”[Tiab]))</text:p>
      <text:p text:style-name="Standard"/>
      <text:p text:style-name="P4">#3</text:p>
      <text:p text:style-name="P9">(((((((((“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text:p>
      <text:p text:style-name="P9"/>
      <text:p text:style-name="P4">#4</text:p>
      <text:p text:style-name="P9">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text:soft-page-break/>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9"/>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5">#1</text:p>
      <text:p text:style-name="P13">((((((((((“Articular range of motion”[Title/Abstract]) OR “joint range of motion”[Title/Abstract]) OR “joint flexibility”[Title/Abstract]) OR “range of motion”[Title/Abstract]) OR “range of movement”[Title/Abstract]) OR “articular arthrometry”[Title/Abstract]) OR “articular goniometry”[Title/Abstract]) OR “scapular kinematics”[Title/Abstract]) OR “scapulothoracic kinematics”[Title/Abstract])<text:span text:style-name="T1">)</text:span> OR ((<text:span text:style-name="T2">(</text:span>“range of motion, articular”[MeSH Terms]) OR “arthrometry, articular”[MeSH Terms]))</text:p>
      <text:p text:style-name="P13"/>
      <text:p text:style-name="P2">#2</text:p>
      <text:p text:style-name="P13">((“scapula”[MeSH] OR “scapulothoracic”[Tiab] OR “scapulohumeral”[Tiab] OR “scapula”[Tiab]))</text:p>
      <text:p text:style-name="P13"/>
      <text:p text:style-name="P5">#3</text:p>
      <text:p text:style-name="P10">(((((((((“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0"/>
      <text:p text:style-name="P5">#4</text:p>
      <text:p text:style-name="P10">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text:soft-page-break/>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0"/>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6">#1</text:p>
      <text:p text:style-name="P14">(((((“Articular range of motion”[Title/Abstract]) OR “joint range of motion”[Title/Abstract]) OR “range of motion”[Title/Abstract]) OR “range of movement”[Title/Abstract])<text:span text:style-name="T1">)</text:span> OR ((“range of motion, articular”[MeSH Terms]))</text:p>
      <text:p text:style-name="P14"/>
      <text:p text:style-name="P3">#2</text:p>
      <text:p text:style-name="P14">((“scapula”[MeSH] OR “scapula*”[Tiab]))</text:p>
      <text:p text:style-name="P14"/>
      <text:p text:style-name="P6">#3</text:p>
      <text:p text:style-name="P11">(((((((((“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1"/>
      <text:p text:style-name="P6">#4</text:p>
      <text:p text:style-name="P11">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text:soft-page-break/>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1"/>
      <text:p text:style-name="P8">#5</text:p>
      <text:p text:style-name="P17"><text:span text:style-name="T8">(“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text:span><text:span text:style-name="T9">OR</text:span><text:span text:style-name="T8"> “</text:span><text:span text:style-name="Emphasis"><text:span text:style-name="T4">Clinical Trial</text:span></text:span><text:span text:style-name="Emphasis"><text:span text:style-name="T8">”[Publication Type] </text:span></text:span><text:span text:style-name="Emphasis"><text:span text:style-name="T9">OR</text:span></text:span><text:span text:style-name="Emphasis"><text:span text:style-name="T4"> “Clinical Trial, Protocol</text:span></text:span><text:span text:style-name="Emphasis"><text:span text:style-name="T8">”[Publication Type] </text:span></text:span><text:span text:style-name="Emphasis"><text:span text:style-name="T9">OR “</text:span></text:span><text:span text:style-name="Emphasis"><text:span text:style-name="T4">Clinical Trial, Phase I</text:span></text:span><text:span text:style-name="Emphasis"><text:span text:style-name="T8">”[Publication Type] </text:span></text:span><text:span text:style-name="Emphasis"><text:span text:style-name="T9">OR “</text:span></text:span><text:span text:style-name="Emphasis"><text:span text:style-name="T4">Clinical Trial, Phase II</text:span></text:span><text:span text:style-name="Emphasis"><text:span text:style-name="T8">”[Publication Type] </text:span></text:span><text:span text:style-name="Emphasis"><text:span text:style-name="T9">OR</text:span></text:span><text:span text:style-name="Emphasis"><text:span text:style-name="T4"> “Clinical Trial, Phase III</text:span></text:span><text:span text:style-name="Emphasis"><text:span text:style-name="T8">”[Publication Type] </text:span></text:span><text:span text:style-name="Emphasis"><text:span text:style-name="T9">OR “</text:span></text:span><text:span text:style-name="Emphasis"><text:span text:style-name="T4">Clinical Trial, Phase IV</text:span></text:span><text:span text:style-name="Emphasis"><text:span text:style-name="T8">”[Publication Type] </text:span></text:span><text:span text:style-name="Emphasis"><text:span text:style-name="T9">OR</text:span></text:span><text:span text:style-name="Emphasis"><text:span text:style-name="T4"> “Clinical Trial, Veterinary</text:span></text:span><text:span text:style-name="Emphasis"><text:span text:style-name="T8">”[Publication Type] </text:span></text:span><text:span text:style-name="Emphasis"><text:span text:style-name="T9">OR</text:span></text:span><text:span text:style-name="Emphasis"><text:span text:style-name="T4"> “Controlled Clinical Trial</text:span></text:span><text:span text:style-name="Emphasis"><text:span text:style-name="T8">”[Publication Type] </text:span></text:span><text:span text:style-name="Emphasis"><text:span text:style-name="T9">OR</text:span></text:span><text:span text:style-name="Emphasis"><text:span text:style-name="T4"> “Pragmatic Clinical Trial</text:span></text:span><text:span text:style-name="Emphasis"><text:span text:style-name="T8">”[Publication Type] </text:span></text:span><text:span text:style-name="Emphasis"><text:span text:style-name="T9">OR</text:span></text:span><text:span text:style-name="Emphasis"><text:span text:style-name="T4"> “Randomized Controlled Trial</text:span></text:span><text:span text:style-name="Emphasis"><text:span text:style-name="T8">”[Publication Type]</text:span></text:span><text:span text:style-name="T8">)</text:span></text:p>
      <text:p text:style-name="P21"><text:span text:style-name="T11">#</text:span><text:span text:style-name="T12">1 – </text:span><text:span text:style-name="T13">Característica</text:span></text:p>
      <text:p text:style-name="P18"><text:span text:style-name="T4"/></text:p>
      <text:p text:style-name="P18"><text:span text:style-name="T4"/></text:p>
      <text:p text:style-name="P19"><text:span text:style-name="T12">#2 – </text:span><text:span text:style-name="T13">Objeto </text:span></text:p>
      <text:p text:style-name="P19"><text:span text:style-name="T13"/></text:p>
      <text:p text:style-name="P19"><text:span text:style-name="T13"/></text:p>
      <text:p text:style-name="P20"><text:span text:style-name="T10">#3 – Tipo de Instrumento</text:span></text:p>
      <text:p text:style-name="P20"><text:span text:style-name="T10"/></text:p>
      <text:p text:style-name="P20"><text:span text:style-name="T10"/></text:p>
      <text:p text:style-name="P20"><text:span text:style-name="T10">#4 – Propriedades clinimétricas</text:span></text:p>
      <text:p text:style-name="P20"><text:span text:style-name="T10"/></text:p>
      <text:p text:style-name="P20"><text:span text:style-name="T10"/></text:p>
      <text:p text:style-name="P20"><text:span text:style-name="T10">#5 – Filtro de Exclusã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20:20:05.400794113</meta:creation-date>
    <dc:date>2022-04-26T18:48:05.886603857</dc:date>
    <meta:editing-duration>PT40M31S</meta:editing-duration>
    <meta:editing-cycles>7</meta:editing-cycles>
    <meta:generator>LibreOffice/6.4.7.2$Linux_X86_64 LibreOffice_project/40$Build-2</meta:generator>
    <meta:document-statistic meta:table-count="0" meta:image-count="0" meta:object-count="0" meta:page-count="7" meta:paragraph-count="35" meta:word-count="1954" meta:character-count="19810" meta:non-whitespace-character-count="17885"/>
  </office:meta>
</office:document-meta>
</file>